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599d" fo:font-size="12pt" style:font-size-asian="12pt" style:font-size-complex="12pt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599d" style:text-outline="false" style:text-line-through-style="none" style:text-line-through-type="none" style:font-name="Garamond" fo:font-size="13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3pt" style:language-asian="ar" style:country-asian="SA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fo:color="#00599d" style:text-outline="false" style:text-line-through-style="none" style:text-line-through-type="none" style:font-name="Garamond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51pt solid #000000" fo:border-right="0.99pt solid #000000" fo:border-top="0.06pt solid #000000"/>
      <style:paragraph-properties fo:text-align="center"/>
      <style:text-properties fo:color="#00599d" style:text-outline="false" style:text-line-through-style="none" style:text-line-through-type="none" style:font-name="Garamond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Mult Rec" draw:style-name="gr1" draw:text-style-name="P1" svg:width="153.2mm" svg:height="79.7mm" svg:x="117.01mm" svg:y="0.52mm">
            <draw:object draw:notify-on-update-of-ranges="Sheet1.C1:Sheet1.C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69.68mm" svg:height="95.44mm" svg:x="6.54mm" svg:y="90.58mm">
            <draw:object draw:notify-on-update-of-ranges="Sheet1.E1:Sheet1.E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ce3"/>
        <table:table-column table:style-name="co1" table:default-cell-style-name="ce4"/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23" calcext:value-type="float">
            <text:p>323</text:p>
          </table:table-cell>
          <table:table-cell office:value-type="float" office:value="288" calcext:value-type="float">
            <text:p>288</text:p>
          </table:table-cell>
          <table:table-cell office:value-type="float" office:value="323" calcext:value-type="float">
            <text:p>32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35" calcext:value-type="float">
            <text:p>835</text:p>
          </table:table-cell>
          <table:table-cell office:value-type="float" office:value="696" calcext:value-type="float">
            <text:p>696</text:p>
          </table:table-cell>
          <table:table-cell office:value-type="float" office:value="835" calcext:value-type="float">
            <text:p>835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188" calcext:value-type="float">
            <text:p>2188</text:p>
          </table:table-cell>
          <table:table-cell office:value-type="float" office:value="1681" calcext:value-type="float">
            <text:p>1681</text:p>
          </table:table-cell>
          <table:table-cell office:value-type="float" office:value="2188" calcext:value-type="float">
            <text:p>2188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798" calcext:value-type="float">
            <text:p>5798</text:p>
          </table:table-cell>
          <table:table-cell office:value-type="float" office:value="4059" calcext:value-type="float">
            <text:p>4059</text:p>
          </table:table-cell>
          <table:table-cell office:value-type="float" office:value="5798" calcext:value-type="float">
            <text:p>5798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5511" calcext:value-type="float">
            <text:p>15511</text:p>
          </table:table-cell>
          <table:table-cell office:value-type="float" office:value="9800" calcext:value-type="float">
            <text:p>9800</text:p>
          </table:table-cell>
          <table:table-cell office:value-type="float" office:value="15511" calcext:value-type="float">
            <text:p>1551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41835" calcext:value-type="float">
            <text:p>41835</text:p>
          </table:table-cell>
          <table:table-cell office:value-type="float" office:value="23660" calcext:value-type="float">
            <text:p>23660</text:p>
          </table:table-cell>
          <table:table-cell office:value-type="float" office:value="41835" calcext:value-type="float">
            <text:p>41835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13634" calcext:value-type="float">
            <text:p>113634</text:p>
          </table:table-cell>
          <table:table-cell office:value-type="float" office:value="57121" calcext:value-type="float">
            <text:p>57121</text:p>
          </table:table-cell>
          <table:table-cell office:value-type="float" office:value="113634" calcext:value-type="float">
            <text:p>11363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10572" calcext:value-type="float">
            <text:p>310572</text:p>
          </table:table-cell>
          <table:table-cell office:value-type="float" office:value="137903" calcext:value-type="float">
            <text:p>137903</text:p>
          </table:table-cell>
          <table:table-cell office:value-type="float" office:value="310572" calcext:value-type="float">
            <text:p>310572</text:p>
          </table:table-cell>
          <table:table-cell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5:33:53.358895188</meta:creation-date>
    <dc:date>2020-04-15T12:04:54.998222585</dc:date>
    <meta:editing-duration>PT19H58M</meta:editing-duration>
    <meta:editing-cycles>1</meta:editing-cycles>
    <meta:document-statistic meta:table-count="1" meta:cell-count="80" meta:object-count="2"/>
    <meta:generator>LibreOffice/6.0.7.3$Linux_X86_64 LibreOffice_project/00m0$Build-3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321cm" svg:height="7.971cm" xlink:href=".." xlink:type="simple" chart:class="chart:line" chart:style-name="ch1">
        <chart:title svg:x="6.69cm" svg:y="0.295cm" chart:style-name="ch2">
          <text:p>Mult Rec</text:p>
        </chart:title>
        <chart:legend chart:legend-position="end" svg:x="12.469cm" svg:y="3.686cm" style:legend-expansion="high" chart:style-name="ch3"/>
        <chart:plot-area chart:style-name="ch4" table:cell-range-address="Sheet1.C1:Sheet1.C16" svg:x="0.306cm" svg:y="1.233cm" svg:width="11.857cm" svg:height="6.579cm">
          <chartooo:coordinate-region svg:x="1.483cm" svg:y="1.432cm" svg:width="10.308cm" svg:height="5.73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6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1">
                <text:p>16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660">
                <text:p>236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121">
                <text:p>57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903">
                <text:p>137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69cm" svg:height="9.545cm" xlink:href=".." xlink:type="simple" chart:class="chart:line" chart:style-name="ch1">
        <chart:title svg:x="7.581cm" svg:y="0.326cm" chart:style-name="ch2">
          <text:p>Mult Iter</text:p>
        </chart:title>
        <chart:legend chart:legend-position="end" svg:x="14.117cm" svg:y="4.473cm" style:legend-expansion="high" chart:style-name="ch3"/>
        <chart:plot-area chart:style-name="ch4" table:cell-range-address="Sheet1.E1:Sheet1.E16" svg:x="0.339cm" svg:y="1.295cm" svg:width="13.439cm" svg:height="8.06cm">
          <chartooo:coordinate-region svg:x="0.96cm" svg:y="1.494cm" svg:width="12.445cm" svg:height="7.2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16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:Sheet1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